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900000264AC2B7FB1B4369448.png" manifest:media-type="image/png"/>
  <manifest:file-entry manifest:full-path="Pictures/1000000000000481000002672AA8912EAAEC95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311in, 0in, 0.032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.0346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2A COVERAGE MAP</text:p>
      <text:p text:style-name="P1"/>
      <text:p text:style-name="P1">80 m Band (11 UTC – 22 UTC)</text:p>
      <text:p text:style-name="P1"/>
      <text:p text:style-name="P1"/>
      <text:p text:style-name="P1">11 UTC</text:p>
      <text:p text:style-name="P1"><draw:frame draw:style-name="fr1" draw:name="Image1" text:anchor-type="paragraph" svg:x="0.0134in" svg:y="0in" svg:width="6.6465in" svg:height="3.548in" draw:z-index="0"><draw:image xlink:href="Pictures/1000000000000481000002672AA8912EAAEC95DD.png" xlink:type="simple" xlink:show="embed" xlink:actuate="onLoad" loext:mime-type="image/png"/></draw:frame></text:p>
      <text:p text:style-name="P1"/>
      <text:p text:style-name="P1">12 UTC</text:p>
      <text:p text:style-name="P1"><draw:frame draw:style-name="fr2" draw:name="Image2" text:anchor-type="paragraph" svg:width="6.7209in" svg:height="3.6244in" draw:z-index="1"><draw:image xlink:href="Pictures/100000000000047900000264AC2B7FB1B436944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1:32:01.180988433</dc:date>
    <meta:editing-duration>PT4M37S</meta:editing-duration>
    <meta:editing-cycles>1</meta:editing-cycles>
    <meta:document-statistic meta:table-count="0" meta:image-count="2" meta:object-count="0" meta:page-count="1" meta:paragraph-count="4" meta:word-count="14" meta:character-count="56" meta:non-whitespace-character-count="45"/>
    <meta:generator>LibreOffice/6.0.5.2$Linux_X86_64 LibreOffice_project/00m0$Build-2</meta:generator>
  </office:meta>
</office:document-meta>
</file>